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row table:style-name="ro1">
          <table:table-cell office:value-type="string">
            <text:p>RPI_PIN</text:p>
          </table:table-cell>
          <table:table-cell table:number-columns-repeated="2"/>
          <table:table-cell office:value-type="string">
            <text:p>ARDUINO_PIN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GPIO_4</text:p>
          </table:table-cell>
          <table:table-cell office:value-type="string">
            <text:p>clock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PIO_17</text:p>
          </table:table-cell>
          <table:table-cell office:value-type="string">
            <text:p>status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PIO_22</text:p>
          </table:table-cell>
          <table:table-cell office:value-type="string">
            <text:p>bus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GPIO_23</text:p>
          </table:table-cell>
          <table:table-cell office:value-type="string">
            <text:p>bus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GPIO_24</text:p>
          </table:table-cell>
          <table:table-cell office:value-type="string">
            <text:p>bus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PIO_10</text:p>
          </table:table-cell>
          <table:table-cell office:value-type="string">
            <text:p>bus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GPIO_9</text:p>
          </table:table-cell>
          <table:table-cell office:value-type="string">
            <text:p>bus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GPIO_25</text:p>
          </table:table-cell>
          <table:table-cell office:value-type="string">
            <text:p>bus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GPIO_11</text:p>
          </table:table-cell>
          <table:table-cell office:value-type="string">
            <text:p>bus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GPIO_8</text:p>
          </table:table-cell>
          <table:table-cell office:value-type="string">
            <text:p>bus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GPIO_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6">00/00/0000</text:date>, <text:time style:data-style-name="N2" text:time-value="0000-00-00T21:18:45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2T00:23:43</meta:creation-date>
    <dc:date>2013-03-26T22:39:15</dc:date>
    <meta:editing-duration>PT53M43S</meta:editing-duration>
    <meta:editing-cycles>5</meta:editing-cycles>
    <meta:generator>LibreOffice/3.6$Linux_x86 LibreOffice_project/360m1$Build-2</meta:generator>
    <meta:document-statistic meta:table-count="1" meta:cell-count="60" meta:object-count="0"/>
  </office:meta>
</office:document-meta>
</file>